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23cm" fo:min-width="2.641cm" fo:padding-top="0.142cm" fo:padding-bottom="0.142cm" fo:padding-left="0.267cm" fo:padding-right="0.267cm" style:writing-mode="lr-tb" loext:decorative="false"/>
      <style:paragraph-properties style:writing-mode="lr-tb"/>
    </style:style>
    <style:style style:name="gr72"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3"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5"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76"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77"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78" style:family="graphic" style:parent-style-name="standard">
      <style:graphic-properties draw:textarea-horizontal-align="justify" draw:textarea-vertical-align="middle" draw:auto-grow-height="false" fo:min-height="11.18cm" fo:min-width="6.802cm" style:writing-mode="lr-tb" loext:decorative="false"/>
      <style:paragraph-properties style:writing-mode="lr-tb"/>
    </style:style>
    <style:style style:name="gr79" style:family="graphic" style:parent-style-name="standard">
      <style:graphic-properties draw:fill-color="#d62e4e" draw:textarea-horizontal-align="justify" draw:textarea-vertical-align="top" draw:auto-grow-height="false" fo:min-height="6.1cm" fo:min-width="17.82cm" style:writing-mode="lr-tb" loext:decorative="false"/>
      <style:paragraph-properties style:writing-mode="lr-tb"/>
    </style:style>
    <style:style style:name="gr80" style:family="graphic" style:parent-style-name="standard">
      <style:graphic-properties draw:stroke="dash" draw:stroke-dash="Long_20_Dash" svg:stroke-width="0.053cm" svg:stroke-color="#f10d0c" draw:marker-start-width="0.279cm" draw:marker-end-width="0.279cm" svg:stroke-linecap="butt" draw:fill="none" draw:fill-color="#ffffff" loext:fill-use-slide-background="false" draw:opacity="100%" draw:textarea-horizontal-align="justify" draw:textarea-vertical-align="middle" draw:auto-grow-height="false" fo:min-height="13.085cm" fo:min-width="5.314cm" fo:padding-top="0.151cm" fo:padding-bottom="0.151cm" fo:padding-left="0.276cm" fo:padding-right="0.276cm" loext:decorative="false"/>
    </style:style>
    <style:style style:name="gr81" style:family="graphic" style:parent-style-name="standard">
      <style:graphic-properties draw:fill="solid" draw:fill-color="#729fcf" loext:fill-use-slide-background="false" draw:textarea-horizontal-align="justify" draw:textarea-vertical-align="middle" draw:auto-grow-height="false" fo:min-height="1.338cm" fo:min-width="12.2cm" style:writing-mode="lr-tb" loext:decorative="false"/>
      <style:paragraph-properties style:writing-mode="lr-tb"/>
    </style:style>
    <style:style style:name="gr82" style:family="graphic" style:parent-style-name="standard">
      <style:graphic-properties draw:stroke="dash" draw:stroke-dash="Long_20_Dash" svg:stroke-width="0.053cm" svg:stroke-color="#5eb91e" draw:marker-start-width="0.279cm" draw:marker-end-width="0.279cm" svg:stroke-linecap="butt" draw:fill="none" draw:fill-color="#5eb91e" loext:fill-use-slide-background="false" draw:opacity="100%" draw:textarea-horizontal-align="justify" draw:textarea-vertical-align="middle" draw:auto-grow-height="false" fo:min-height="13.085cm" fo:min-width="12.988cm" fo:padding-top="0.151cm" fo:padding-bottom="0.151cm" fo:padding-left="0.276cm" fo:padding-right="0.276cm" loext:decorative="false"/>
    </style:style>
    <style:style style:name="gr83" style:family="graphic" style:parent-style-name="standard">
      <style:graphic-properties draw:fill="none" draw:fill-color="#ffffff" loext:fill-use-slide-background="false" draw:textarea-horizontal-align="justify" draw:textarea-vertical-align="middle" draw:auto-grow-height="false" fo:min-height="3.56cm" fo:min-width="12.035cm" loext:decorative="false"/>
    </style:style>
    <style:style style:name="gr84" style:family="graphic" style:parent-style-name="standard">
      <style:graphic-properties draw:fill="solid" draw:fill-color="#ffffff" loext:fill-use-slide-background="false" draw:textarea-horizontal-align="justify" draw:textarea-vertical-align="middle" draw:auto-grow-height="false" fo:min-height="3.56cm" fo:min-width="12.035cm" loext:decorative="false"/>
    </style:style>
    <style:style style:name="gr85" style:family="graphic" style:parent-style-name="standard">
      <style:graphic-properties draw:textarea-horizontal-align="justify" draw:textarea-vertical-align="middle" draw:auto-grow-height="false" fo:min-height="0.385cm" fo:min-width="11.441cm" style:writing-mode="lr-tb" loext:decorative="false"/>
      <style:paragraph-properties style:writing-mode="lr-tb"/>
    </style:style>
    <style:style style:name="gr86" style:family="graphic" style:parent-style-name="standard">
      <style:graphic-properties draw:stroke="dash" draw:stroke-dash="Long_20_Dash" svg:stroke-linecap="butt" draw:fill="none" draw:fill-color="#ffffff" loext:fill-use-slide-background="false" draw:textarea-horizontal-align="justify" draw:textarea-vertical-align="middle" draw:auto-grow-height="false" fo:min-height="3.56cm" fo:min-width="12.035cm" loext:decorative="false"/>
    </style:style>
    <style:style style:name="gr87" style:family="graphic" style:parent-style-name="standard">
      <style:graphic-properties draw:fill-color="#ffffff" draw:textarea-horizontal-align="justify" draw:textarea-vertical-align="middle" draw:auto-grow-height="false" fo:min-height="1.255cm" fo:min-width="12.2cm" style:writing-mode="lr-tb" loext:decorative="false"/>
      <style:paragraph-properties style:writing-mode="lr-tb"/>
    </style:style>
    <style:style style:name="gr88" style:family="graphic" style:parent-style-name="standard">
      <style:graphic-properties draw:textarea-horizontal-align="justify" draw:textarea-vertical-align="middle" draw:auto-grow-height="false" fo:min-height="0.655cm" fo:min-width="1.233cm" style:writing-mode="lr-tb" loext:decorative="false"/>
      <style:paragraph-properties style:writing-mode="lr-tb"/>
    </style:style>
    <style:style style:name="gr89" style:family="graphic" style:parent-style-name="standard">
      <style:graphic-properties draw:fill-color="#b4c7dc" draw:textarea-horizontal-align="justify" draw:textarea-vertical-align="middle" draw:auto-grow-height="false" fo:min-height="0.386cm" fo:min-width="0.136cm" style:writing-mode="lr-tb" loext:decorative="false"/>
      <style:paragraph-properties style:writing-mode="lr-tb"/>
    </style:style>
    <style:style style:name="gr90" style:family="graphic" style:parent-style-name="standard">
      <style:graphic-properties draw:fill-color="#b4c7dc" draw:textarea-horizontal-align="justify" draw:textarea-vertical-align="middle" draw:auto-grow-height="false" fo:min-height="0.386cm" fo:min-width="0.136cm" loext:decorative="false"/>
    </style:style>
    <style:style style:name="gr91" style:family="graphic" style:parent-style-name="standard">
      <style:graphic-properties draw:textarea-horizontal-align="justify" draw:textarea-vertical-align="middle" draw:auto-grow-height="false" fo:min-height="2.222cm" fo:min-width="2.342cm" fo:wrap-option="wrap" style:writing-mode="lr-tb" loext:decorative="false"/>
      <style:paragraph-properties style:writing-mode="lr-tb"/>
    </style:style>
    <style:style style:name="gr92" style:family="graphic" style:parent-style-name="standard">
      <style:graphic-properties draw:marker-end="Arrowheads_20_3" draw:textarea-vertical-align="middle" loext:decorative="false"/>
    </style:style>
    <style:style style:name="gr93" style:family="graphic" style:parent-style-name="standard">
      <style:graphic-properties draw:marker-start="" draw:marker-end="Arrowheads_20_3" draw:textarea-vertical-align="middle" loext:decorative="false"/>
    </style:style>
    <style:style style:name="gr94" style:family="graphic" style:parent-style-name="standard">
      <style:graphic-properties draw:textarea-horizontal-align="justify" draw:textarea-vertical-align="middle" draw:auto-grow-height="false" fo:min-height="1.02cm" fo:min-width="19.943cm" style:writing-mode="lr-tb" loext:decorative="false"/>
      <style:paragraph-properties style:writing-mode="lr-tb"/>
    </style:style>
    <style:style style:name="gr95" style:family="graphic" style:parent-style-name="standard">
      <style:graphic-properties draw:fill-color="#b4c7dc" draw:textarea-horizontal-align="justify" draw:textarea-vertical-align="middle" draw:auto-grow-height="false" fo:min-height="0.068cm" fo:min-width="0cm" style:writing-mode="lr-tb" loext:decorative="false"/>
      <style:paragraph-properties style:writing-mode="lr-tb"/>
    </style:style>
    <style:style style:name="gr96" style:family="graphic" style:parent-style-name="standard">
      <style:graphic-properties draw:fill-color="#b4c7dc" draw:textarea-horizontal-align="justify" draw:textarea-vertical-align="middle" draw:auto-grow-height="false" fo:min-height="0.336cm" fo:min-width="0.23cm" style:writing-mode="lr-tb" loext:decorative="false"/>
      <style:paragraph-properties style:writing-mode="lr-tb"/>
    </style:style>
    <style:style style:name="gr97" style:family="graphic" style:parent-style-name="standard">
      <style:graphic-properties draw:textarea-horizontal-align="justify" draw:textarea-vertical-align="middle" draw:auto-grow-height="false" fo:min-height="0.972cm" fo:min-width="1.246cm" style:writing-mode="lr-tb" loext:decorative="false"/>
      <style:paragraph-properties style:writing-mode="lr-tb"/>
    </style:style>
    <style:style style:name="gr98" style:family="graphic" style:parent-style-name="standard">
      <style:graphic-properties draw:stroke="none" draw:stroke-dash="Long_20_Dash" svg:stroke-linecap="butt" draw:fill="solid" draw:fill-color="#5eb91e"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99" style:family="graphic" style:parent-style-name="standard">
      <style:graphic-properties draw:fill-color="#b4c7dc" draw:textarea-horizontal-align="justify" draw:textarea-vertical-align="middle" draw:auto-grow-height="false" fo:min-height="1.02cm" fo:min-width="1.564cm" style:writing-mode="lr-tb" loext:decorative="false"/>
      <style:paragraph-properties style:writing-mode="lr-tb"/>
    </style:style>
    <style:style style:name="gr100" style:family="graphic" style:parent-style-name="standard">
      <style:graphic-properties draw:textarea-vertical-align="middle" loext:decorative="false"/>
    </style:style>
    <style:style style:name="gr101" style:family="graphic" style:parent-style-name="standard">
      <style:graphic-properties draw:fill-color="#b4c7dc" draw:textarea-horizontal-align="justify" draw:textarea-vertical-align="middle" draw:auto-grow-height="false" fo:min-height="0.386cm" fo:min-width="0cm" style:writing-mode="lr-tb" loext:decorative="false"/>
      <style:paragraph-properties style:writing-mode="lr-tb"/>
    </style:style>
    <style:style style:name="gr102" style:family="graphic" style:parent-style-name="standard">
      <style:graphic-properties draw:fill-color="#b4c7dc" draw:textarea-horizontal-align="justify" draw:textarea-vertical-align="middle" draw:auto-grow-height="false" fo:min-height="0.386cm" fo:min-width="0cm" loext:decorative="false"/>
    </style:style>
    <style:style style:name="gr103" style:family="graphic" style:parent-style-name="standard">
      <style:graphic-properties draw:fill-color="#b4c7dc" draw:textarea-horizontal-align="justify" draw:textarea-vertical-align="middle" draw:auto-grow-height="false" fo:min-height="0.306cm" fo:min-width="0.929cm" style:writing-mode="lr-tb" loext:decorative="false"/>
      <style:paragraph-properties style:writing-mode="lr-tb"/>
    </style:style>
    <style:style style:name="gr104" style:family="graphic" style:parent-style-name="standard">
      <style:graphic-properties draw:stroke="none" draw:stroke-dash="Long_20_Dash" svg:stroke-linecap="butt" draw:fill="solid" draw:fill-color="#f10d0c"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105" style:family="graphic" style:parent-style-name="standard">
      <style:graphic-properties draw:textarea-horizontal-align="justify" draw:textarea-vertical-align="middle" draw:auto-grow-height="false" fo:min-height="1.338cm" fo:min-width="4.58cm" style:writing-mode="lr-tb" loext:decorative="false"/>
      <style:paragraph-properties style:writing-mode="lr-tb"/>
    </style:style>
    <style:style style:name="gr106" style:family="graphic" style:parent-style-name="standard">
      <style:graphic-properties draw:textarea-horizontal-align="justify" draw:textarea-vertical-align="middle" draw:auto-grow-height="false" fo:min-height="1.972cm" fo:min-width="2.993cm" style:writing-mode="lr-tb" loext:decorative="false"/>
      <style:paragraph-properties style:writing-mode="lr-tb"/>
    </style:style>
    <style:style style:name="gr107" style:family="graphic">
      <style:graphic-properties style:writing-mode="lr-tb" loext:decorative="false"/>
    </style:style>
    <style:style style:name="gr108" style:family="graphic" style:parent-style-name="standard">
      <style:graphic-properties draw:textarea-horizontal-align="justify" draw:textarea-vertical-align="middle" draw:auto-grow-height="false" fo:min-height="5.637cm" fo:min-width="2.357cm" style:writing-mode="lr-tb" loext:decorative="false"/>
      <style:paragraph-properties style:writing-mode="lr-tb"/>
    </style:style>
    <style:style style:name="gr109" style:family="graphic" style:parent-style-name="objectwithoutfill">
      <style:graphic-properties draw:fill="none" draw:textarea-vertical-align="middle" loext:decorative="false"/>
    </style:style>
    <style:style style:name="gr110"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11" style:family="graphic" style:parent-style-name="standard">
      <style:graphic-properties draw:stroke="none" svg:stroke-color="#000000" draw:fill="none" draw:fill-color="#ffffff" draw:auto-grow-height="true" draw:auto-grow-width="false" fo:min-height="0.738cm" loext:decorative="false"/>
      <style:paragraph-properties style:writing-mode="lr-tb"/>
    </style:style>
    <style:style style:name="gr112" style:family="graphic" style:parent-style-name="standard">
      <style:graphic-properties draw:fill="solid" draw:fill-color="#00a933" draw:textarea-horizontal-align="justify" draw:textarea-vertical-align="middle" draw:auto-grow-height="false" fo:min-height="0cm" fo:min-width="0cm" loext:decorative="false"/>
    </style:style>
    <style:style style:name="gr113" style:family="graphic" style:parent-style-name="standard">
      <style:graphic-properties draw:textarea-horizontal-align="justify" draw:textarea-vertical-align="middle" draw:auto-grow-height="false" fo:min-height="0.703cm" fo:min-width="3.31cm" style:writing-mode="lr-tb" loext:decorative="false"/>
      <style:paragraph-properties style:writing-mode="lr-tb"/>
    </style:style>
    <style:style style:name="gr114" style:family="graphic" style:parent-style-name="standard">
      <style:graphic-properties draw:textarea-horizontal-align="justify" draw:textarea-vertical-align="middle" draw:auto-grow-height="false" fo:min-height="1.338cm" fo:min-width="2.898cm" style:writing-mode="lr-tb" loext:decorative="false"/>
      <style:paragraph-properties style:writing-mode="lr-tb"/>
    </style:style>
    <style:style style:name="gr115" style:family="graphic" style:parent-style-name="objectwithoutfill">
      <style:graphic-properties draw:marker-end="Arrowheads_20_9" draw:marker-end-width="0.3cm" draw:fill="none" draw:textarea-vertical-align="middle" loext:decorative="false"/>
    </style:style>
    <style:style style:name="gr116" style:family="graphic" style:parent-style-name="objectwithoutfill">
      <style:graphic-properties draw:marker-start="" draw:marker-end="Arrowheads_20_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645cm" fo:min-width="3.864cm" loext:decorative="false"/>
      <style:paragraph-properties style:writing-mode="lr-tb"/>
    </style:style>
    <style:style style:name="gr118" style:family="graphic" style:parent-style-name="standard">
      <style:graphic-properties draw:textarea-horizontal-align="justify" draw:textarea-vertical-align="middle" draw:auto-grow-height="false" fo:min-height="1.338cm" fo:min-width="5.85cm" style:writing-mode="lr-tb" loext:decorative="false"/>
      <style:paragraph-properties style:writing-mode="lr-tb"/>
    </style:style>
    <style:style style:name="gr119" style:family="graphic" style:parent-style-name="standard">
      <style:graphic-properties draw:marker-start="Arrowheads_20_3" draw:marker-end="Arrowheads_20_3" draw:textarea-vertical-align="middle" loext:decorative="false"/>
    </style:style>
    <style:style style:name="gr120" style:family="graphic" style:parent-style-name="standard">
      <style:graphic-properties svg:stroke-width="0cm" draw:marker-end="Arrow_20_large" draw:textarea-vertical-align="middle" draw:shadow-offset-x="0.203cm" draw:shadow-offset-y="0.203cm" loext:decorative="false"/>
    </style:style>
    <style:style style:name="gr121" style:family="graphic" style:parent-style-name="standard">
      <style:graphic-properties draw:fill="solid" draw:fill-color="#b2b2b2" draw:textarea-horizontal-align="justify" draw:textarea-vertical-align="middle" draw:auto-grow-height="false" fo:min-height="20.705cm" fo:min-width="26.805cm" loext:decorative="false"/>
    </style:style>
    <style:style style:name="gr122" style:family="graphic" style:parent-style-name="standard">
      <style:graphic-properties draw:fill="solid" draw:fill-color="#dddddd" draw:textarea-horizontal-align="justify" draw:textarea-vertical-align="middle" draw:auto-grow-height="false" fo:min-height="8.64cm" fo:min-width="25.123cm" loext:decorative="false"/>
    </style:style>
    <style:style style:name="gr123" style:family="graphic" style:parent-style-name="standard">
      <style:graphic-properties draw:textarea-horizontal-align="justify" draw:textarea-vertical-align="middle" draw:auto-grow-height="false" fo:min-height="1.338cm" fo:min-width="4.803cm" style:writing-mode="lr-tb" loext:decorative="false"/>
      <style:paragraph-properties style:writing-mode="lr-tb"/>
    </style:style>
    <style:style style:name="gr124" style:family="graphic" style:parent-style-name="standard">
      <style:graphic-properties draw:textarea-horizontal-align="justify" draw:textarea-vertical-align="middle" draw:auto-grow-height="false" fo:min-height="1.338cm" fo:min-width="1.723cm" loext:decorative="false"/>
    </style:style>
    <style:style style:name="gr125" style:family="graphic" style:parent-style-name="standard">
      <style:graphic-properties draw:textarea-horizontal-align="justify" draw:textarea-vertical-align="middle" draw:auto-grow-height="false" fo:min-height="1.337cm" fo:min-width="1.722cm" loext:decorative="false"/>
    </style:style>
    <style:style style:name="gr126" style:family="graphic" style:parent-style-name="standard">
      <style:graphic-properties draw:textarea-horizontal-align="justify" draw:textarea-vertical-align="middle" draw:auto-grow-height="false" fo:min-height="0.199cm" fo:min-width="1.072cm" loext:decorative="false"/>
    </style:style>
    <style:style style:name="gr127" style:family="graphic" style:parent-style-name="standard">
      <style:graphic-properties svg:stroke-width="0cm" draw:marker-start="Arrowheads_20_3" draw:marker-end="Arrowheads_20_3" draw:textarea-vertical-align="middle" loext:decorative="false"/>
    </style:style>
    <style:style style:name="gr128" style:family="graphic" style:parent-style-name="standard">
      <style:graphic-properties draw:textarea-horizontal-align="justify" draw:textarea-vertical-align="middle" draw:auto-grow-height="false" fo:min-height="1.348cm" fo:min-width="2.357cm" loext:decorative="false"/>
      <style:paragraph-properties style:writing-mode="lr-tb"/>
    </style:style>
    <style:style style:name="gr129" style:family="graphic" style:parent-style-name="standard">
      <style:graphic-properties draw:fill="solid" draw:fill-color="#dddddd" draw:textarea-horizontal-align="justify" draw:textarea-vertical-align="middle" draw:auto-grow-height="false" fo:min-height="8.64cm" fo:min-width="16.01cm" loext:decorative="false"/>
    </style:style>
    <style:style style:name="gr130" style:family="graphic" style:parent-style-name="standard">
      <style:graphic-properties draw:textarea-horizontal-align="justify" draw:textarea-vertical-align="middle" draw:auto-grow-height="false" fo:min-height="1.655cm" fo:min-width="3.627cm" style:writing-mode="lr-tb" loext:decorative="false"/>
      <style:paragraph-properties style:writing-mode="lr-tb"/>
    </style:style>
    <style:style style:name="gr131" style:family="graphic" style:parent-style-name="standard">
      <style:graphic-properties draw:textarea-horizontal-align="justify" draw:textarea-vertical-align="middle" draw:auto-grow-height="false" fo:min-height="2.607cm" fo:min-width="3.627cm" style:writing-mode="lr-tb"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2.371cm" fo:min-width="6.254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49cm" fo:min-width="4.426cm"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center" style:writing-mode="lr-tb"/>
    </style:style>
    <style:style style:name="P38" style:family="paragraph">
      <style:paragraph-properties fo:text-align="justify"/>
    </style:style>
    <style:style style:name="P39" style:family="paragraph">
      <loext:graphic-properties draw:fill-color="#d62e4e"/>
      <style:paragraph-properties fo:text-align="justify" style:writing-mode="lr-tb"/>
    </style:style>
    <style:style style:name="P40" style:family="paragraph">
      <loext:graphic-properties draw:fill="none" draw:fill-color="#ffffff" draw:opacity="100%"/>
      <style:paragraph-properties fo:text-align="center"/>
    </style:style>
    <style:style style:name="P41" style:family="paragraph">
      <loext:graphic-properties draw:fill="solid" draw:fill-color="#729fcf"/>
      <style:paragraph-properties fo:text-align="center" style:writing-mode="lr-tb"/>
    </style:style>
    <style:style style:name="P42" style:family="paragraph">
      <loext:graphic-properties draw:fill="none" draw:fill-color="#5eb91e" draw:opacity="100%"/>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solid" draw:fill-color="#ffffff"/>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loext:graphic-properties draw:fill-color="#ffffff"/>
      <style:paragraph-properties fo:text-align="center" style:writing-mode="lr-tb"/>
      <style:text-properties fo:font-size="18pt" style:font-size-asian="18pt" style:font-size-complex="18pt"/>
    </style:style>
    <style:style style:name="P47" style:family="paragraph">
      <style:paragraph-properties fo:text-align="center"/>
      <style:text-properties fo:font-size="10.5pt" style:font-size-asian="10.5pt" style:font-size-complex="10.5pt"/>
    </style:style>
    <style:style style:name="P48" style:family="paragraph">
      <style:paragraph-properties fo:text-align="center" style:writing-mode="lr-tb"/>
      <style:text-properties fo:font-size="10.5pt" style:font-size-asian="10.5pt" style:font-size-complex="10.5pt"/>
    </style:style>
    <style:style style:name="P49" style:family="paragraph">
      <loext:graphic-properties draw:fill-color="#b4c7dc"/>
      <style:paragraph-properties fo:text-align="center" style:writing-mode="lr-tb"/>
    </style:style>
    <style:style style:name="P50" style:family="paragraph">
      <style:paragraph-properties fo:text-align="start" style:writing-mode="lr-tb"/>
      <style:text-properties fo:font-size="10pt" style:font-size-asian="10pt" style:font-size-complex="10pt"/>
    </style:style>
    <style:style style:name="P51" style:family="paragraph">
      <style:paragraph-properties fo:text-align="center"/>
      <style:text-properties fo:font-size="12pt" style:font-size-asian="8pt" style:font-size-complex="8pt"/>
    </style:style>
    <style:style style:name="P52" style:family="paragraph">
      <loext:graphic-properties draw:fill-color="#b4c7dc"/>
      <style:paragraph-properties fo:text-align="center" style:writing-mode="lr-tb"/>
      <style:text-properties fo:font-size="12pt" style:font-size-asian="8pt" style:font-size-complex="8pt"/>
    </style:style>
    <style:style style:name="P53" style:family="paragraph">
      <style:paragraph-properties fo:text-align="center"/>
      <style:text-properties fo:font-size="12pt" style:font-size-asian="12pt" style:font-size-complex="12pt"/>
    </style:style>
    <style:style style:name="P54" style:family="paragraph">
      <loext:graphic-properties draw:fill="solid" draw:fill-color="#5eb91e"/>
      <style:paragraph-properties fo:text-align="center" style:writing-mode="lr-tb"/>
      <style:text-properties fo:font-size="12pt" style:font-size-asian="12pt" style:font-size-complex="12pt"/>
    </style:style>
    <style:style style:name="P55" style:family="paragraph">
      <style:paragraph-properties fo:text-align="center"/>
      <style:text-properties fo:font-size="10pt" style:font-size-asian="14pt" style:font-size-complex="14pt"/>
    </style:style>
    <style:style style:name="P56" style:family="paragraph">
      <loext:graphic-properties draw:fill-color="#b4c7dc"/>
      <style:paragraph-properties fo:text-align="center" style:writing-mode="lr-tb"/>
      <style:text-properties fo:font-size="10pt" style:font-size-asian="14pt" style:font-size-complex="14pt"/>
    </style:style>
    <style:style style:name="P57" style:family="paragraph">
      <loext:graphic-properties draw:fill="solid" draw:fill-color="#f10d0c"/>
      <style:paragraph-properties fo:text-align="center" style:writing-mode="lr-tb"/>
      <style:text-properties fo:font-size="12pt" style:font-size-asian="12pt" style:font-size-complex="12pt"/>
    </style:style>
    <style:style style:name="P58" style:family="paragraph">
      <loext:graphic-properties draw:fill="none" draw:fill-color="#ffffff"/>
    </style:style>
    <style:style style:name="P59" style:family="paragraph">
      <loext:graphic-properties draw:fill="solid" draw:fill-color="#00a933"/>
      <style:paragraph-properties fo:text-align="center"/>
    </style:style>
    <style:style style:name="P60" style:family="paragraph">
      <loext:graphic-properties draw:fill="none" draw:fill-color="#ffffff"/>
      <style:text-properties fo:font-size="10.5pt" style:font-size-asian="10.5pt" style:font-size-complex="10.5pt"/>
    </style:style>
    <style:style style:name="P61" style:family="paragraph">
      <loext:graphic-properties draw:fill="solid" draw:fill-color="#b2b2b2"/>
      <style:paragraph-properties fo:text-align="center"/>
    </style:style>
    <style:style style:name="P62" style:family="paragraph">
      <loext:graphic-properties draw:fill="solid" draw:fill-color="#dddddd"/>
      <style:paragraph-properties fo:text-align="center"/>
    </style:style>
    <style:style style:name="P63" style:family="paragraph">
      <loext:graphic-properties draw:fill="none" draw:fill-color="#ffffff"/>
      <style:text-properties fo:font-size="12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8pt" style:font-size-asian="18pt" style:font-size-complex="18pt"/>
    </style:style>
    <style:style style:name="T6" style:family="text">
      <style:text-properties fo:font-size="10.5pt" style:font-size-asian="10.5pt" style:font-size-complex="10.5pt"/>
    </style:style>
    <style:style style:name="T7" style:family="text">
      <style:text-properties fo:font-size="12pt" style:font-size-asian="8pt" style:font-size-complex="8pt"/>
    </style:style>
    <style:style style:name="T8" style:family="text">
      <style:text-properties fo:font-size="12pt" style:font-size-asian="12pt" style:font-size-complex="12pt"/>
    </style:style>
    <style:style style:name="T9" style:family="text">
      <style:text-properties fo:font-size="10pt" style:font-size-asian="14pt" style:font-size-complex="14pt"/>
    </style:style>
    <style:style style:name="T10"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44" draw:text-style-name="P24" xml:id="id48" draw:id="id48"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71" draw:text-style-name="P18" xml:id="id51" draw:id="id51"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47" draw:id="id47"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46" draw:id="id46"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44" draw:start-glue-point="1" draw:end-shape="id45" draw:end-glue-point="3" svg:d="M15352 5910h1289v-955h1288" svg:viewBox="0 0 2578 956">
          <text:p/>
        </draw:connector>
        <draw:connector draw:style-name="gr50" draw:text-style-name="P3" draw:layer="layout" svg:x1="8.846cm" svg:y1="13.052cm" svg:x2="8.843cm" svg:y2="10.025cm" draw:start-shape="id46" draw:start-glue-point="0" draw:end-shape="id47" draw:end-glue-point="2" svg:d="M8846 13052v-1514h-3v-1513" svg:viewBox="0 0 4 3028">
          <text:p/>
        </draw:connector>
        <draw:connector draw:style-name="gr50" draw:text-style-name="P6" draw:layer="layout" svg:x1="5.827cm" svg:y1="13.521cm" svg:x2="7.576cm" svg:y2="13.528cm" draw:start-shape="id48" draw:start-glue-point="1" draw:end-shape="id46" draw:end-glue-point="3" svg:d="M5827 13521h875v7h874" svg:viewBox="0 0 1750 8">
          <text:p/>
        </draw:connector>
        <draw:connector draw:style-name="gr51" draw:text-style-name="P6" draw:layer="layout" svg:x1="2.494cm" svg:y1="7.35cm" svg:x2="3.954cm" svg:y2="3.382cm" draw:start-shape="id49" draw:start-glue-point="4" draw:end-shape="id50"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49" draw:start-glue-point="8" draw:end-shape="id48"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50" draw:id="id50"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50" draw:start-glue-point="1" draw:end-shape="id45" draw:end-glue-point="0" svg:d="M6494 3382h13023v1097" svg:viewBox="0 0 13024 1098">
          <text:p/>
        </draw:connector>
        <draw:custom-shape draw:style-name="gr52" draw:text-style-name="P24" xml:id="id57" draw:id="id57"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44" draw:id="id44"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56" draw:id="id56"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52" draw:id="id52"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72" draw:text-style-name="P30" xml:id="id54" draw:id="id54"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73"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74"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75" draw:text-style-name="P31" xml:id="id58" draw:id="id58"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47" draw:start-glue-point="1" draw:end-shape="id51" draw:end-glue-point="3" svg:d="M10590 9713h943v5h962" svg:viewBox="0 0 1906 6">
          <text:p/>
        </draw:connector>
        <draw:connector draw:style-name="gr50" draw:text-style-name="P3" draw:layer="layout" svg:x1="15.352cm" svg:y1="7.815cm" svg:x2="17.929cm" svg:y2="7.496cm" draw:start-shape="id52" draw:start-glue-point="1" draw:end-shape="id53" draw:end-glue-point="3" svg:d="M15352 7815h1288v-319h1289" svg:viewBox="0 0 2578 320">
          <text:p/>
        </draw:connector>
        <draw:custom-shape draw:style-name="gr58" draw:text-style-name="P24" xml:id="id55" draw:id="id55"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54" draw:start-glue-point="1" draw:end-shape="id55"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53" draw:id="id53"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56" draw:start-glue-point="1" draw:end-shape="id57"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59" draw:id="id59"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60" draw:id="id60"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58" draw:start-glue-point="1" draw:end-shape="id59" draw:end-glue-point="3" svg:d="M15352 13529h1269v-2306h1270" svg:viewBox="0 0 2540 2307">
          <text:p/>
        </draw:connector>
        <draw:custom-shape draw:style-name="gr52" draw:text-style-name="P24" xml:id="id45" draw:id="id45"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58" draw:start-glue-point="1" draw:end-shape="id60" draw:end-glue-point="3" svg:d="M15352 13529h1269v-1119h1270" svg:viewBox="0 0 2540 1120">
          <text:p/>
        </draw:connector>
        <draw:custom-shape draw:style-name="gr76"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61" draw:id="id61"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58" draw:start-glue-point="1" draw:end-shape="id61" draw:end-glue-point="3" svg:d="M15352 13529h1270v-1h1270" svg:viewBox="0 0 2541 2">
          <text:p/>
        </draw:connector>
        <draw:custom-shape draw:style-name="gr63" draw:text-style-name="P24" xml:id="id62" draw:id="id62"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63" draw:id="id63"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65" draw:id="id65"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58" draw:start-glue-point="1" draw:end-shape="id62" draw:end-glue-point="3" svg:d="M15352 13529h1270v1269h1270" svg:viewBox="0 0 2541 1270">
          <text:p/>
        </draw:connector>
        <draw:connector draw:style-name="gr50" draw:text-style-name="P3" draw:layer="layout" svg:x1="15.352cm" svg:y1="13.529cm" svg:x2="17.892cm" svg:y2="16.068cm" draw:start-shape="id58" draw:start-glue-point="1" draw:end-shape="id63" draw:end-glue-point="3" svg:d="M15352 13529h1270v2539h1270" svg:viewBox="0 0 2541 2540">
          <text:p/>
        </draw:connector>
        <draw:custom-shape draw:style-name="gr77"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49" draw:id="id49"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64" draw:id="id64"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48" draw:start-glue-point="2" draw:end-shape="id64" draw:end-glue-point="0" svg:d="M4924 14365v938h9v937" svg:viewBox="0 0 10 1876">
          <text:p/>
        </draw:connector>
        <draw:connector draw:style-name="gr50" draw:text-style-name="P3" draw:layer="layout" svg:x1="15.352cm" svg:y1="13.529cm" svg:x2="17.892cm" svg:y2="17.351cm" draw:start-shape="id58" draw:start-glue-point="1" draw:end-shape="id65"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66" draw:id="id66"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50" draw:start-glue-point="2" draw:end-shape="id66" draw:end-glue-point="3" svg:d="M5224 3858v3648h2373" svg:viewBox="0 0 2374 3649">
          <text:p/>
        </draw:connector>
        <draw:connector draw:style-name="gr50" draw:text-style-name="P3" draw:layer="layout" svg:x1="10.137cm" svg:y1="7.506cm" svg:x2="12.43cm" svg:y2="7.508cm" draw:start-shape="id66" draw:start-glue-point="1" draw:end-shape="id67" draw:end-glue-point="3" svg:d="M10137 7506h1147v2h1146" svg:viewBox="0 0 2294 3">
          <text:p/>
        </draw:connector>
        <draw:custom-shape draw:style-name="gr70" draw:text-style-name="P36" xml:id="id67" draw:id="id67"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7" draw:style-name="dp1" draw:master-page-name="Default">
        <draw:custom-shape draw:style-name="gr78" draw:text-style-name="P37" draw:layer="layout" svg:width="7.302cm" svg:height="11.43cm" svg:x="1.317cm" svg:y="1cm">
          <text:p text:style-name="P3">Workspace</text:p>
          <draw:enhanced-geometry svg:viewBox="0 0 21600 21600" draw:type="rectangle" draw:enhanced-path="M 0 0 L 21600 0 21600 21600 0 21600 0 0 Z N"/>
        </draw:custom-shape>
        <draw:custom-shape draw:style-name="gr79" draw:text-style-name="P39" draw:layer="layout" svg:width="18.32cm" svg:height="6.35cm" svg:x="8.62cm" svg:y="1cm">
          <text:p text:style-name="P38">Owner</text:p>
          <text:p text:style-name="P38">Installed Plugins</text:p>
          <text:p text:style-name="P38">Properties for each installed plugin</text:p>
          <text:p text:style-name="P38"/>
          <text:p text:style-name="P38"/>
          <text:p text:style-name="P38"/>
          <text:p text:style-name="P38"/>
          <draw:enhanced-geometry svg:viewBox="0 0 21600 21600" draw:type="rectangle" draw:enhanced-path="M 0 0 L 21600 0 21600 21600 0 21600 0 0 Z N"/>
        </draw:custom-shape>
      </draw:page>
      <draw:page draw:name="page8" draw:style-name="dp1" draw:master-page-name="Default">
        <draw:custom-shape draw:style-name="gr80" draw:text-style-name="P40" draw:layer="layout" svg:width="5.814cm" svg:height="13.335cm" svg:x="1.992cm" svg:y="4.81cm">
          <text:p/>
          <draw:enhanced-geometry svg:viewBox="0 0 21600 21600" draw:type="rectangle" draw:enhanced-path="M 0 0 L 21600 0 21600 21600 0 21600 0 0 Z N"/>
        </draw:custom-shape>
        <draw:custom-shape draw:style-name="gr81" draw:text-style-name="P41" xml:id="id72" draw:id="id72" draw:layer="layout" svg:width="12.7cm" svg:height="1.588cm" draw:transform="rotate (1.5707963267949) translate (5.109cm 17.827cm)">
          <text:p text:style-name="P3">Server</text:p>
          <draw:enhanced-geometry svg:viewBox="0 0 21600 21600" draw:type="rectangle" draw:enhanced-path="M 0 0 L 21600 0 21600 21600 0 21600 0 0 Z N"/>
        </draw:custom-shape>
        <draw:custom-shape draw:style-name="gr82" draw:text-style-name="P42" xml:id="id73" draw:id="id73" draw:layer="layout" svg:width="13.488cm" svg:height="13.335cm" svg:x="8.467cm" svg:y="4.81cm">
          <text:p/>
          <draw:enhanced-geometry svg:viewBox="0 0 21600 21600" draw:type="rectangle" draw:enhanced-path="M 0 0 L 21600 0 21600 21600 0 21600 0 0 Z N"/>
        </draw:custom-shape>
        <draw:custom-shape draw:style-name="gr83" draw:text-style-name="P43" xml:id="id71" draw:id="id71" draw:layer="layout" svg:width="12.535cm" svg:height="3.81cm" svg:x="9.036cm" svg:y="13.687cm">
          <text:p/>
          <draw:enhanced-geometry svg:viewBox="0 0 21600 21600" draw:type="rectangle" draw:enhanced-path="M 0 0 L 21600 0 21600 21600 0 21600 0 0 Z N"/>
        </draw:custom-shape>
        <draw:custom-shape draw:style-name="gr84" draw:text-style-name="P44" draw:layer="layout" svg:width="12.535cm" svg:height="3.81cm" svg:x="8.904cm" svg:y="13.852cm">
          <text:p/>
          <draw:enhanced-geometry svg:viewBox="0 0 21600 21600" draw:type="rectangle" draw:enhanced-path="M 0 0 L 21600 0 21600 21600 0 21600 0 0 Z N"/>
        </draw:custom-shape>
        <draw:custom-shape draw:style-name="gr84" draw:text-style-name="P44" draw:layer="layout" svg:width="12.535cm" svg:height="3.81cm" svg:x="8.772cm" svg:y="14.017cm">
          <text:p/>
          <draw:enhanced-geometry svg:viewBox="0 0 21600 21600" draw:type="rectangle" draw:enhanced-path="M 0 0 L 21600 0 21600 21600 0 21600 0 0 Z N"/>
        </draw:custom-shape>
        <draw:custom-shape draw:style-name="gr85" draw:text-style-name="P37" draw:layer="layout" svg:width="11.941cm" svg:height="0.635cm" svg:x="9.049cm" svg:y="5.445cm">
          <text:p text:style-name="P3">Container Manager</text:p>
          <draw:enhanced-geometry svg:viewBox="0 0 21600 21600" draw:type="rectangle" draw:enhanced-path="M 0 0 L 21600 0 21600 21600 0 21600 0 0 Z N"/>
        </draw:custom-shape>
        <draw:custom-shape draw:style-name="gr86" draw:text-style-name="P43" xml:id="id68" draw:id="id68" draw:layer="layout" svg:width="12.535cm" svg:height="3.81cm" svg:x="8.772cm" svg:y="5.127cm">
          <text:p/>
          <draw:enhanced-geometry svg:viewBox="0 0 21600 21600" draw:type="rectangle" draw:enhanced-path="M 0 0 L 21600 0 21600 21600 0 21600 0 0 Z N"/>
        </draw:custom-shape>
        <draw:custom-shape draw:style-name="gr83" draw:text-style-name="P43" xml:id="id70" draw:id="id70" draw:layer="layout" svg:width="12.535cm" svg:height="3.81cm" svg:x="8.772cm" svg:y="9.255cm">
          <text:p/>
          <draw:enhanced-geometry svg:viewBox="0 0 21600 21600" draw:type="rectangle" draw:enhanced-path="M 0 0 L 21600 0 21600 21600 0 21600 0 0 Z N"/>
        </draw:custom-shape>
        <draw:custom-shape draw:style-name="gr87" draw:text-style-name="P46" xml:id="id74" draw:id="id74" draw:layer="layout" svg:width="12.7cm" svg:height="1.505cm" draw:transform="rotate (1.5707963267949) translate (2.552cm 17.827cm)">
          <text:p text:style-name="P45"><text:span text:style-name="T5">Agent</text:span></text:p>
          <draw:enhanced-geometry svg:viewBox="0 0 21600 21600" draw:type="rectangle" draw:enhanced-path="M 0 0 L 21600 0 21600 21600 0 21600 0 0 Z N"/>
        </draw:custom-shape>
        <draw:custom-shape draw:style-name="gr88" draw:text-style-name="P48" draw:layer="layout" svg:width="3.463cm" svg:height="1.807cm" svg:x="9.107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49" draw:layer="layout" svg:width="1.27cm" svg:height="1.27cm" svg:x="12.417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7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204cm" svg:y="1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91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5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50" xml:id="id69" draw:id="id69" draw:layer="layout" svg:width="4.35cm" svg:height="3.81cm" svg:x="22.267cm" svg:y="9.255cm">
          <text:p text:style-name="P11"><text:span text:style-name="T2">-Plugin Store</text:span></text:p>
          <text:p text:style-name="P11"><text:span text:style-name="T2">-Image Store</text:span></text:p>
          <text:p text:style-name="P11"><text:span text:style-name="T2">-Remote Tools</text:span></text:p>
          <text:p text:style-name="P11"><text:span text:style-name="T2">-Services</text:span></text:p>
          <text:p text:style-name="P11"><text:span text:style-name="T2">-Ag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2" draw:text-style-name="P3" draw:layer="layout" svg:x1="21.307cm" svg:y1="7.032cm" svg:x2="24.442cm" svg:y2="9.255cm" draw:start-shape="id68" draw:start-glue-point="1" draw:end-shape="id69" draw:end-glue-point="0" svg:d="M21307 7032h3135v2223" svg:viewBox="0 0 3136 2224">
          <text:p/>
        </draw:connector>
        <draw:connector draw:style-name="gr92" draw:text-style-name="P3" draw:layer="layout" svg:x1="21.307cm" svg:y1="11.16cm" svg:x2="22.267cm" svg:y2="11.16cm" draw:start-shape="id70" draw:start-glue-point="1" draw:end-shape="id69" draw:end-glue-point="3" svg:d="M21307 11160h960" svg:viewBox="0 0 961 1">
          <text:p/>
        </draw:connector>
        <draw:connector draw:style-name="gr93" draw:text-style-name="P3" draw:layer="layout" svg:x1="21.571cm" svg:y1="15.592cm" svg:x2="24.442cm" svg:y2="13.065cm" draw:start-shape="id71" draw:start-glue-point="1" draw:end-shape="id69" draw:end-glue-point="2" svg:d="M21571 15592h2871v-2527" svg:viewBox="0 0 2872 2528">
          <text:p/>
        </draw:connector>
        <draw:custom-shape draw:style-name="gr85" draw:text-style-name="P37" draw:layer="layout" svg:width="11.941cm" svg:height="0.635cm" svg:x="9.061cm" svg:y="9.572cm">
          <text:p text:style-name="P3">Container Manager</text:p>
          <draw:enhanced-geometry svg:viewBox="0 0 21600 21600" draw:type="rectangle" draw:enhanced-path="M 0 0 L 21600 0 21600 21600 0 21600 0 0 Z N"/>
        </draw:custom-shape>
        <draw:custom-shape draw:style-name="gr89" draw:text-style-name="P49" draw:layer="layout" svg:width="1.27cm" svg:height="1.27cm" svg:x="12.412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6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8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199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86cm" svg:y="10.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7" draw:layer="layout" svg:width="20.443cm" svg:height="1.27cm" svg:x="1.512cm" svg:y="3.04cm">
          <text:p text:style-name="P3">OS Level Manager</text:p>
          <draw:enhanced-geometry svg:viewBox="0 0 21600 21600" draw:type="rectangle" draw:enhanced-path="M 0 0 L 21600 0 21600 21600 0 21600 0 0 Z N"/>
        </draw:custom-shape>
        <draw:custom-shape draw:style-name="gr88" draw:text-style-name="P48" draw:layer="layout" svg:width="3.463cm" svg:height="1.807cm" svg:x="13.065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7.192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1.1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5.118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1.595cm" svg:y="6.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5.605cm" svg:y="6.7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52" draw:layer="layout" svg:width="1.459cm" svg:height="1.172cm" svg:x="19.543cm" svg:y="6.496cm">
          <text:p text:style-name="P5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55cm" svg:y="10.39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3.634cm" svg:y="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7.61cm" svg:y="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92" draw:text-style-name="P3" draw:layer="layout" svg:x1="6.697cm" svg:y1="11.477cm" svg:x2="8.467cm" svg:y2="11.477cm" draw:start-shape="id72" draw:start-glue-point="2" draw:end-shape="id73" draw:end-glue-point="3" svg:d="M6697 11477h1770" svg:viewBox="0 0 1771 1">
          <text:p/>
        </draw:connector>
        <draw:custom-shape draw:style-name="gr98" draw:text-style-name="P54" draw:layer="layout" svg:width="3.833cm" svg:height="0.482cm" draw:transform="rotate (1.5707963267949) translate (7.985cm 8.62cm)">
          <text:p text:style-name="P53"><text:span text:style-name="T8">Local Containers</text:span></text:p>
          <draw:enhanced-geometry svg:viewBox="0 0 21600 21600" draw:mirror-horizontal="false" draw:mirror-vertical="false" draw:type="rectangle" draw:enhanced-path="M 0 0 L 21600 0 21600 21600 0 21600 0 0 Z N"/>
        </draw:custom-shape>
        <draw:custom-shape draw:style-name="gr99" draw:text-style-name="P26" draw:layer="layout" svg:width="4.128cm" svg:height="2.54cm" svg:x="16.557cm" svg:y="14.652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6" draw:layer="layout" svg:width="4.128cm" svg:height="2.54cm" svg:x="16.558cm" svg:y="10.337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34cm" svg:y="14.717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0" draw:text-style-name="P3" draw:layer="layout" svg:x1="5.903cm" svg:y1="17.827cm" svg:x2="24.442cm" svg:y2="13.065cm" draw:start-shape="id72" draw:start-glue-point="3" draw:end-shape="id69" draw:end-glue-point="2" svg:d="M5903 17827v501h18539v-5263" svg:viewBox="0 0 18540 5264">
          <text:p/>
        </draw:connector>
        <draw:custom-shape draw:style-name="gr101" draw:text-style-name="P49" draw:layer="layout" svg:width="0.784cm" svg:height="1.27cm" svg:x="5.328cm" svg:y="6.5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814cm" svg:y="7.2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329cm" svg:y="7.89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3" draw:text-style-name="P56" draw:layer="layout" svg:width="2.857cm" svg:height="1.111cm" draw:transform="rotate (1.5707963267949) translate (5.369cm 16.909cm)">
          <text:p text:style-name="P55"><text:span text:style-name="T9">Agen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57" draw:layer="layout" svg:width="3.833cm" svg:height="0.482cm" draw:transform="rotate (1.5707963267949) translate (1.518cm 8.621cm)">
          <text:p text:style-name="P53"><text:span text:style-name="T8">OS Level</text:span></text:p>
          <draw:enhanced-geometry svg:viewBox="0 0 21600 21600" draw:mirror-horizontal="false" draw:mirror-vertical="false" draw:type="rectangle" draw:enhanced-path="M 0 0 L 21600 0 21600 21600 0 21600 0 0 Z N"/>
        </draw:custom-shape>
        <draw:connector draw:style-name="gr92" draw:text-style-name="P3" draw:layer="layout" svg:x1="4.057cm" svg:y1="11.477cm" svg:x2="5.109cm" svg:y2="11.477cm" draw:start-shape="id74" draw:start-glue-point="2" draw:end-shape="id72" draw:end-glue-point="0" svg:d="M4057 11477h1052" svg:viewBox="0 0 1053 1">
          <text:p/>
        </draw:connector>
      </draw:page>
      <draw:page draw:name="page9" draw:style-name="dp1" draw:master-page-name="Default">
        <draw:custom-shape draw:style-name="gr105" draw:text-style-name="P37" xml:id="id75" draw:id="id75" draw:layer="layout" svg:width="5.08cm" svg:height="1.588cm" svg:x="14.316cm" svg:y="5.022cm">
          <text:p text:style-name="P3">Senses</text:p>
          <draw:enhanced-geometry svg:viewBox="0 0 21600 21600" draw:type="rectangle" draw:enhanced-path="M 0 0 L 21600 0 21600 21600 0 21600 0 0 Z N"/>
        </draw:custom-shape>
        <draw:custom-shape draw:style-name="gr106" draw:text-style-name="P37" xml:id="id76" draw:id="id76"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7" draw:id="id77" draw:layer="layout" svg:width="3.493cm" svg:height="2.222cm" svg:x="15.112cm" svg:y="8.3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8" draw:id="id78" draw:layer="layout" svg:width="3.493cm" svg:height="2.222cm" svg:x="21.145cm" svg:y="10.902cm">
          <text:p text:style-name="P3">Agent</text:p>
          <draw:enhanced-geometry svg:viewBox="0 0 21600 21600" draw:mirror-vertical="false" draw:mirror-horizontal="false" draw:type="rectangle" draw:enhanced-path="M 0 0 L 21600 0 21600 21600 0 21600 0 0 Z N"/>
        </draw:custom-shape>
        <draw:connector draw:style-name="gr100" draw:text-style-name="P3" draw:layer="layout" svg:x1="16.856cm" svg:y1="6.61cm" svg:x2="10.508cm" svg:y2="8.303cm" draw:start-shape="id75" draw:start-glue-point="2" draw:end-shape="id76" draw:end-glue-point="0" svg:d="M16856 6610v847h-6348v846" svg:viewBox="0 0 6349 1694">
          <text:p/>
        </draw:connector>
        <draw:connector draw:style-name="gr100" draw:text-style-name="P3" draw:layer="layout" svg:x1="16.856cm" svg:y1="6.61cm" svg:x2="16.858cm" svg:y2="8.302cm" draw:start-shape="id75" draw:start-glue-point="2" draw:end-shape="id77" draw:end-glue-point="0" svg:d="M16856 6610v846h2v846" svg:viewBox="0 0 3 1693">
          <text:p/>
        </draw:connector>
        <draw:connector draw:style-name="gr100" draw:text-style-name="P3" draw:layer="layout" draw:line-skew="-1.299cm" svg:x1="16.856cm" svg:y1="6.61cm" svg:x2="22.891cm" svg:y2="10.902cm" draw:start-shape="id75" draw:start-glue-point="2" draw:end-shape="id78" draw:end-glue-point="0" svg:d="M16856 6610v847h6035v3445" svg:viewBox="0 0 6036 4293">
          <text:p/>
        </draw:connector>
        <draw:g draw:style-name="gr107">
          <draw:custom-shape draw:style-name="gr108" draw:text-style-name="P37" draw:layer="layout" svg:width="2.857cm" svg:height="5.887cm" svg:x="9.08cm" svg:y="10.842cm">
            <text:p/>
            <draw:enhanced-geometry svg:viewBox="0 0 21600 21600" draw:type="rectangle" draw:enhanced-path="M 0 0 L 21600 0 21600 21600 0 21600 0 0 Z N"/>
          </draw:custom-shape>
          <draw:line draw:style-name="gr109" draw:text-style-name="P9" draw:layer="layout" svg:x1="9.08cm" svg:y1="11.777cm" svg:x2="11.937cm" svg:y2="11.777cm">
            <text:p/>
          </draw:line>
          <draw:line draw:style-name="gr109" draw:text-style-name="P9" draw:layer="layout" svg:x1="9.081cm" svg:y1="12.777cm" svg:x2="11.938cm" svg:y2="12.777cm">
            <text:p/>
          </draw:line>
          <draw:line draw:style-name="gr109" draw:text-style-name="P9" draw:layer="layout" svg:x1="9.081cm" svg:y1="13.777cm" svg:x2="11.938cm" svg:y2="13.777cm">
            <text:p/>
          </draw:line>
          <draw:line draw:style-name="gr109" draw:text-style-name="P9" draw:layer="layout" svg:x1="9.081cm" svg:y1="14.777cm" svg:x2="11.938cm" svg:y2="14.777cm">
            <text:p/>
          </draw:line>
          <draw:line draw:style-name="gr109" draw:text-style-name="P9" draw:layer="layout" svg:x1="9.081cm" svg:y1="15.777cm" svg:x2="11.938cm" svg:y2="15.777cm">
            <text:p/>
          </draw:line>
        </draw:g>
        <draw:g draw:style-name="gr107">
          <draw:custom-shape draw:style-name="gr108" draw:text-style-name="P37" draw:layer="layout" svg:width="2.857cm" svg:height="5.887cm" svg:x="15.456cm" svg:y="10.842cm">
            <text:p/>
            <draw:enhanced-geometry svg:viewBox="0 0 21600 21600" draw:type="rectangle" draw:enhanced-path="M 0 0 L 21600 0 21600 21600 0 21600 0 0 Z N"/>
          </draw:custom-shape>
          <draw:line draw:style-name="gr109" draw:text-style-name="P9" draw:layer="layout" svg:x1="15.456cm" svg:y1="11.777cm" svg:x2="18.313cm" svg:y2="11.777cm">
            <text:p/>
          </draw:line>
          <draw:line draw:style-name="gr109" draw:text-style-name="P9" draw:layer="layout" svg:x1="15.457cm" svg:y1="12.777cm" svg:x2="18.314cm" svg:y2="12.777cm">
            <text:p/>
          </draw:line>
          <draw:line draw:style-name="gr109" draw:text-style-name="P9" draw:layer="layout" svg:x1="15.457cm" svg:y1="13.777cm" svg:x2="18.314cm" svg:y2="13.777cm">
            <text:p/>
          </draw:line>
          <draw:line draw:style-name="gr109" draw:text-style-name="P9" draw:layer="layout" svg:x1="15.457cm" svg:y1="14.777cm" svg:x2="18.314cm" svg:y2="14.777cm">
            <text:p/>
          </draw:line>
          <draw:line draw:style-name="gr109" draw:text-style-name="P9" draw:layer="layout" svg:x1="15.457cm" svg:y1="15.777cm" svg:x2="18.314cm" svg:y2="15.777cm">
            <text:p/>
          </draw:line>
        </draw:g>
        <draw:frame draw:style-name="gr110" draw:text-style-name="P58" draw:layer="layout" svg:width="2.858cm" svg:height="0.962cm" svg:x="2.587cm" svg:y="5.183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2" draw:text-style-name="P59" draw:layer="layout" svg:width="0.318cm" svg:height="0.318cm" svg:x="14.409cm" svg:y="6.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9.414cm" svg:y="2.652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2.642cm" svg:y="5.022cm">
          <text:p text:style-name="P3">User</text:p>
          <draw:enhanced-geometry svg:viewBox="0 0 21600 21600" draw:type="rectangle" draw:enhanced-path="M 0 0 L 21600 0 21600 21600 0 21600 0 0 Z N"/>
        </draw:custom-shape>
        <draw:line draw:style-name="gr115" draw:text-style-name="P9" draw:layer="layout" svg:x1="23.742cm" svg:y1="4.875cm" svg:x2="22.472cm" svg:y2="3.922cm">
          <text:p/>
        </draw:line>
        <draw:line draw:style-name="gr116" draw:text-style-name="P9" draw:layer="layout" svg:x1="20.367cm" svg:y1="3.922cm" svg:x2="19.097cm" svg:y2="4.875cm">
          <text:p/>
        </draw:line>
        <draw:frame draw:style-name="gr117" draw:text-style-name="P60" draw:layer="layout" svg:width="4.364cm" svg:height="1.895cm" svg:x="8.383cm" svg:y="0.375cm">
          <draw:text-box>
            <text:p><text:span text:style-name="T6">{</text:span></text:p>
            <text:p><text:span text:style-name="T6"><text:s text:c="3"/>Target: “abc:cda:veb”,</text:span></text:p>
            <text:p><text:span text:style-name="T6"><text:s text:c="3"/>Payload: “…...”</text:span></text:p>
            <text:p><text:span text:style-name="T6">}</text:span></text:p>
          </draw:text-box>
        </draw:frame>
        <draw:custom-shape draw:style-name="gr106" draw:text-style-name="P37"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page>
      <draw:page draw:name="page10" draw:style-name="dp1" draw:master-page-name="Default">
        <draw:frame draw:style-name="gr110" draw:text-style-name="P58" draw:layer="layout" svg:width="2.858cm" svg:height="0.962cm" svg:x="1.952cm" svg:y="3.54cm">
          <draw:text-box>
            <text:p>Device</text:p>
          </draw:text-box>
        </draw:frame>
        <draw:frame draw:style-name="gr111" draw:text-style-name="P58" draw:layer="layout" svg:width="2.858cm" svg:height="0.988cm" svg:x="1.952cm" svg:y="12.747cm">
          <draw:text-box>
            <text:p>Target</text:p>
          </draw:text-box>
        </draw:frame>
        <draw:custom-shape draw:style-name="gr118" draw:text-style-name="P37" xml:id="id79" draw:id="id79" draw:layer="layout" svg:width="6.35cm" svg:height="1.588cm" svg:x="10.207cm" svg:y="7.667cm">
          <text:p text:style-name="P3">Interact Specialized Agent</text:p>
          <draw:enhanced-geometry svg:viewBox="0 0 21600 21600" draw:type="rectangle" draw:enhanced-path="M 0 0 L 21600 0 21600 21600 0 21600 0 0 Z N"/>
        </draw:custom-shape>
        <draw:frame draw:style-name="gr110" draw:text-style-name="P58" draw:layer="layout" svg:width="2.858cm" svg:height="0.962cm" svg:x="1.952cm" svg:y="7.975cm">
          <draw:text-box>
            <text:p>Device</text:p>
          </draw:text-box>
        </draw:frame>
        <draw:custom-shape draw:style-name="gr105" draw:text-style-name="P37" xml:id="id83" draw:id="id83" draw:layer="layout" svg:width="5.08cm" svg:height="1.588cm" svg:x="10.842cm" svg:y="3.539cm">
          <text:p text:style-name="P3">Senses</text:p>
          <draw:enhanced-geometry svg:viewBox="0 0 21600 21600" draw:type="rectangle" draw:enhanced-path="M 0 0 L 21600 0 21600 21600 0 21600 0 0 Z N"/>
        </draw:custom-shape>
        <draw:custom-shape draw:style-name="gr106" draw:text-style-name="P37" xml:id="id80" draw:id="id80" draw:layer="layout" svg:width="3.493cm" svg:height="2.222cm" svg:x="5.44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1" draw:id="id81" draw:layer="layout" svg:width="3.493cm" svg:height="2.222cm" svg:x="11.63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2" draw:id="id82" draw:layer="layout" svg:width="3.493cm" svg:height="2.222cm" svg:x="17.509cm" svg:y="12.43cm">
          <text:p text:style-name="P3">Agent</text:p>
          <draw:enhanced-geometry svg:viewBox="0 0 21600 21600" draw:mirror-vertical="false" draw:mirror-horizontal="false" draw:type="rectangle" draw:enhanced-path="M 0 0 L 21600 0 21600 21600 0 21600 0 0 Z N"/>
        </draw:custom-shape>
        <draw:connector draw:style-name="gr119" draw:text-style-name="P3" draw:layer="layout" svg:x1="13.382cm" svg:y1="9.255cm" svg:x2="7.19cm" svg:y2="12.43cm" draw:start-shape="id79" draw:start-glue-point="2" draw:end-shape="id80" draw:end-glue-point="0" svg:d="M13382 9255v1588h-6192v1587" svg:viewBox="0 0 6193 3176">
          <text:p/>
        </draw:connector>
        <draw:connector draw:style-name="gr119" draw:text-style-name="P3" draw:layer="layout" svg:x1="13.382cm" svg:y1="9.255cm" svg:x2="13.38cm" svg:y2="12.43cm" draw:start-shape="id79" draw:start-glue-point="2" draw:end-shape="id81" draw:end-glue-point="0" svg:d="M13382 9255v1588h-2v1587" svg:viewBox="0 0 3 3176">
          <text:p/>
        </draw:connector>
        <draw:connector draw:style-name="gr119" draw:text-style-name="P3" draw:layer="layout" svg:x1="13.382cm" svg:y1="9.255cm" svg:x2="19.255cm" svg:y2="12.43cm" draw:start-shape="id79" draw:start-glue-point="2" draw:end-shape="id82" draw:end-glue-point="0" svg:d="M13382 9255v1588h5873v1587" svg:viewBox="0 0 5874 3176">
          <text:p/>
        </draw:connector>
        <draw:custom-shape draw:style-name="gr112" draw:text-style-name="P59" draw:layer="layout" svg:width="0.318cm" svg:height="0.318cm" svg:x="10.959cm" svg:y="4.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5.964cm" svg:y="1.323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19.192cm" svg:y="3.693cm">
          <text:p text:style-name="P3">User</text:p>
          <draw:enhanced-geometry svg:viewBox="0 0 21600 21600" draw:type="rectangle" draw:enhanced-path="M 0 0 L 21600 0 21600 21600 0 21600 0 0 Z N"/>
        </draw:custom-shape>
        <draw:line draw:style-name="gr115" draw:text-style-name="P9" draw:layer="layout" svg:x1="20.292cm" svg:y1="3.546cm" svg:x2="19.022cm" svg:y2="2.593cm">
          <text:p/>
        </draw:line>
        <draw:line draw:style-name="gr116" draw:text-style-name="P9" draw:layer="layout" svg:x1="16.917cm" svg:y1="2.593cm" svg:x2="15.647cm" svg:y2="3.546cm">
          <text:p/>
        </draw:line>
        <draw:connector draw:style-name="gr119" draw:text-style-name="P3" draw:layer="layout" svg:x1="13.382cm" svg:y1="5.127cm" svg:x2="13.382cm" svg:y2="7.667cm" draw:start-shape="id83" draw:start-glue-point="2" draw:end-shape="id79" draw:end-glue-point="0" svg:d="M13382 5127v2540" svg:viewBox="0 0 1 2541">
          <text:p/>
        </draw:connector>
      </draw:page>
      <draw:page draw:name="page11" draw:style-name="dp1" draw:master-page-name="Default">
        <draw:custom-shape draw:style-name="gr106" draw:text-style-name="P37"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6" draw:id="id86" draw:layer="layout" svg:width="3.493cm" svg:height="2.222cm" svg:x="15.112cm" svg:y="13.7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7" draw:id="id87" draw:layer="layout" svg:width="3.493cm" svg:height="2.222cm" svg:x="21.145cm" svg:y="13.702cm">
          <text:p text:style-name="P3">Agent</text:p>
          <draw:enhanced-geometry svg:viewBox="0 0 21600 21600" draw:mirror-vertical="false" draw:mirror-horizontal="false" draw:type="rectangle" draw:enhanced-path="M 0 0 L 21600 0 21600 21600 0 21600 0 0 Z N"/>
        </draw:custom-shape>
        <draw:frame draw:style-name="gr110" draw:text-style-name="P58" draw:layer="layout" svg:width="2.858cm" svg:height="0.962cm" svg:x="2.904cm" svg:y="7.35cm">
          <draw:text-box>
            <text:p>Device</text:p>
          </draw:text-box>
        </draw:frame>
        <draw:frame draw:style-name="gr111" draw:text-style-name="P58" draw:layer="layout" svg:width="3.757cm" svg:height="0.988cm" svg:x="2.64cm" svg:y="14.335cm">
          <draw:text-box>
            <text:p>Target</text:p>
          </draw:text-box>
        </draw:frame>
        <draw:custom-shape draw:style-name="gr106" draw:text-style-name="P37" xml:id="id84" draw:id="id84"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5" draw:text-style-name="P37" xml:id="id88" draw:id="id88" draw:layer="layout" svg:width="5.08cm" svg:height="1.588cm" svg:x="16.557cm" svg:y="7.032cm">
          <text:p text:style-name="P3">Interact</text:p>
          <draw:enhanced-geometry svg:viewBox="0 0 21600 21600" draw:type="rectangle" draw:enhanced-path="M 0 0 L 21600 0 21600 21600 0 21600 0 0 Z N"/>
        </draw:custom-shape>
        <draw:custom-shape draw:style-name="gr118" draw:text-style-name="P37" xml:id="id85" draw:id="id85" draw:layer="layout" svg:width="6.35cm" svg:height="1.588cm" svg:x="15.922cm" svg:y="9.889cm">
          <text:p text:style-name="P3">Interact Specialized Agent</text:p>
          <draw:enhanced-geometry svg:viewBox="0 0 21600 21600" draw:type="rectangle" draw:enhanced-path="M 0 0 L 21600 0 21600 21600 0 21600 0 0 Z N"/>
        </draw:custom-shape>
        <draw:connector draw:style-name="gr120" draw:text-style-name="P3" draw:layer="layout" svg:x1="10.508cm" svg:y1="13.703cm" svg:x2="19.097cm" svg:y2="11.477cm" draw:start-shape="id84" draw:start-glue-point="0" draw:end-shape="id85" draw:end-glue-point="2" svg:d="M10508 13703v-1113h8589v-1113" svg:viewBox="0 0 8590 2227">
          <text:p/>
        </draw:connector>
        <draw:connector draw:style-name="gr120" draw:text-style-name="P3" draw:layer="layout" svg:x1="16.858cm" svg:y1="13.702cm" svg:x2="19.097cm" svg:y2="11.477cm" draw:start-shape="id86" draw:start-glue-point="0" draw:end-shape="id85" draw:end-glue-point="2" svg:d="M16858 13702v-1112h2239v-1113" svg:viewBox="0 0 2240 2226">
          <text:p/>
        </draw:connector>
        <draw:connector draw:style-name="gr120" draw:text-style-name="P3" draw:layer="layout" svg:x1="22.891cm" svg:y1="13.702cm" svg:x2="19.097cm" svg:y2="11.477cm" draw:start-shape="id87" draw:start-glue-point="0" draw:end-shape="id85" draw:end-glue-point="2" svg:d="M22891 13702v-1112h-3794v-1113" svg:viewBox="0 0 3795 2226">
          <text:p/>
        </draw:connector>
        <draw:connector draw:style-name="gr120" draw:text-style-name="P3" draw:layer="layout" svg:x1="19.097cm" svg:y1="9.889cm" svg:x2="19.097cm" svg:y2="8.62cm" draw:start-shape="id85" draw:start-glue-point="0" draw:end-shape="id88" draw:end-glue-point="2" svg:d="M19097 9889v-1269" svg:viewBox="0 0 1 1270">
          <text:p/>
        </draw:connector>
        <draw:frame draw:style-name="gr110" draw:text-style-name="P58" draw:layer="layout" svg:width="2.858cm" svg:height="0.962cm" svg:x="2.905cm" svg:y="10.207cm">
          <draw:text-box>
            <text:p>Device</text:p>
          </draw:text-box>
        </draw:frame>
      </draw:page>
      <draw:page draw:name="page12" draw:style-name="dp1" draw:master-page-name="Default">
        <draw:custom-shape draw:style-name="gr121" draw:text-style-name="P61" draw:layer="layout" svg:width="27.305cm" svg:height="20.955cm" svg:x="0.365cm" svg:y="0.365cm">
          <text:p/>
          <draw:enhanced-geometry svg:viewBox="0 0 21600 21600" draw:type="rectangle" draw:enhanced-path="M 0 0 L 21600 0 21600 21600 0 21600 0 0 Z N"/>
        </draw:custom-shape>
        <draw:custom-shape draw:style-name="gr122" draw:text-style-name="P62" draw:layer="layout" svg:width="25.623cm" svg:height="8.89cm" svg:x="1.317cm" svg:y="0.682cm">
          <text:p/>
          <draw:enhanced-geometry svg:viewBox="0 0 21600 21600" draw:type="rectangle" draw:enhanced-path="M 0 0 L 21600 0 21600 21600 0 21600 0 0 Z N"/>
        </draw:custom-shape>
        <draw:custom-shape draw:style-name="gr105" draw:text-style-name="P37" xml:id="id92" draw:id="id92" draw:layer="layout" svg:width="5.08cm" svg:height="1.588cm" svg:x="1.035cm" svg:y="11.795cm">
          <text:p text:style-name="P3">Senses</text:p>
          <draw:enhanced-geometry svg:viewBox="0 0 21600 21600" draw:type="rectangle" draw:enhanced-path="M 0 0 L 21600 0 21600 21600 0 21600 0 0 Z N"/>
        </draw:custom-shape>
        <draw:custom-shape draw:style-name="gr112" draw:text-style-name="P59" draw:layer="layout" svg:width="0.318cm" svg:height="0.318cm" svg:x="5.032cm" svg:y="12.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90" draw:id="id90" draw:layer="layout" svg:width="5.08cm" svg:height="1.588cm" svg:x="7.737cm" svg:y="7.349cm">
          <text:p text:style-name="P3">Interaction Servide</text:p>
          <draw:enhanced-geometry svg:viewBox="0 0 21600 21600" draw:mirror-horizontal="false" draw:mirror-vertical="false" draw:type="rectangle" draw:enhanced-path="M 0 0 L 21600 0 21600 21600 0 21600 0 0 Z N"/>
        </draw:custom-shape>
        <draw:custom-shape draw:style-name="gr123" draw:text-style-name="P37" xml:id="id91" draw:id="id91" draw:layer="layout" svg:width="5.303cm" svg:height="1.588cm" svg:x="14.912cm" svg:y="11.795cm">
          <text:p text:style-name="P3">User</text:p>
          <draw:enhanced-geometry svg:viewBox="0 0 21600 21600" draw:type="rectangle" draw:enhanced-path="M 0 0 L 21600 0 21600 21600 0 21600 0 0 Z N"/>
        </draw:custom-shape>
        <draw:custom-shape draw:style-name="gr105" draw:text-style-name="P37" xml:id="id93" draw:id="id93" draw:layer="layout" svg:width="5.08cm" svg:height="1.588cm" svg:x="20.768cm" svg:y="6.397cm">
          <text:p text:style-name="P3">AWS WebSocket</text:p>
          <draw:enhanced-geometry svg:viewBox="0 0 21600 21600" draw:mirror-horizontal="false" draw:mirror-vertical="false" draw:type="rectangle" draw:enhanced-path="M 0 0 L 21600 0 21600 21600 0 21600 0 0 Z N"/>
        </draw:custom-shape>
        <draw:custom-shape draw:style-name="gr124" draw:text-style-name="P3" xml:id="id95" draw:id="id95" draw:layer="layout" svg:width="2.223cm" svg:height="1.588cm" svg:x="21.396cm" svg:y="1.952cm">
          <text:p/>
          <draw:enhanced-geometry svg:viewBox="0 0 21600 21600" draw:type="rectangle" draw:enhanced-path="M 0 0 L 21600 0 21600 21600 0 21600 0 0 Z N"/>
        </draw:custom-shape>
        <draw:custom-shape draw:style-name="gr124" draw:text-style-name="P3" draw:layer="layout" svg:width="2.223cm" svg:height="1.588cm" svg:x="21.596cm" svg:y="2.152cm">
          <text:p/>
          <draw:enhanced-geometry svg:viewBox="0 0 21600 21600" draw:type="rectangle" draw:enhanced-path="M 0 0 L 21600 0 21600 21600 0 21600 0 0 Z N"/>
        </draw:custom-shape>
        <draw:custom-shape draw:style-name="gr124" draw:text-style-name="P3" draw:layer="layout" svg:width="2.223cm" svg:height="1.588cm" svg:x="21.796cm" svg:y="2.352cm">
          <text:p/>
          <draw:enhanced-geometry svg:viewBox="0 0 21600 21600" draw:type="rectangle" draw:enhanced-path="M 0 0 L 21600 0 21600 21600 0 21600 0 0 Z N"/>
        </draw:custom-shape>
        <draw:custom-shape draw:style-name="gr124" draw:text-style-name="P3" draw:layer="layout" svg:width="2.223cm" svg:height="1.588cm" svg:x="21.996cm" svg:y="2.552cm">
          <text:p/>
          <draw:enhanced-geometry svg:viewBox="0 0 21600 21600" draw:type="rectangle" draw:enhanced-path="M 0 0 L 21600 0 21600 21600 0 21600 0 0 Z N"/>
        </draw:custom-shape>
        <draw:custom-shape draw:style-name="gr124" draw:text-style-name="P3" xml:id="id94" draw:id="id94" draw:layer="layout" svg:width="2.223cm" svg:height="1.588cm" svg:x="22.196cm" svg:y="2.752cm">
          <text:p/>
          <draw:enhanced-geometry svg:viewBox="0 0 21600 21600" draw:type="rectangle" draw:enhanced-path="M 0 0 L 21600 0 21600 21600 0 21600 0 0 Z N"/>
        </draw:custom-shape>
        <draw:g draw:style-name="gr107" xml:id="id89" draw:id="id89">
          <draw:custom-shape draw:style-name="gr125" draw:text-style-name="P3" draw:layer="layout" svg:width="2.222cm" svg:height="1.587cm" svg:x="11.952cm" svg:y="1.987cm">
            <text:p/>
            <draw:enhanced-geometry svg:viewBox="0 0 21600 21600" draw:type="rectangle" draw:enhanced-path="M 0 0 L 21600 0 21600 21600 0 21600 0 0 Z N"/>
          </draw:custom-shape>
          <draw:custom-shape draw:style-name="gr126" draw:text-style-name="P3" draw:layer="layout" svg:width="2.222cm" svg:height="0.635cm" svg:x="11.952cm" svg:y="1.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3" draw:layer="layout" svg:width="2.222cm" svg:height="0.635cm" svg:x="11.953cm" svg:y="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1.952cm" svg:y1="2.739cm" svg:x2="10.277cm" svg:y2="7.349cm" draw:start-shape="id89" draw:start-glue-point="3" draw:end-shape="id90" draw:end-glue-point="0" svg:d="M11952 2739h-1675v4610" svg:viewBox="0 0 1676 4611">
          <text:p/>
        </draw:connector>
        <draw:connector draw:style-name="gr127" draw:text-style-name="P3" draw:layer="layout" svg:x1="14.912cm" svg:y1="12.589cm" svg:x2="12.817cm" svg:y2="8.143cm" draw:start-shape="id91" draw:start-glue-point="3" draw:end-shape="id90" draw:end-glue-point="1" svg:d="M14912 12589h-1048v-4446h-1047" svg:viewBox="0 0 2096 4447">
          <text:p/>
        </draw:connector>
        <draw:connector draw:style-name="gr119" draw:text-style-name="P3" draw:layer="layout" svg:x1="6.115cm" svg:y1="12.589cm" svg:x2="7.737cm" svg:y2="8.143cm" draw:start-shape="id92" draw:start-glue-point="1" draw:end-shape="id90" draw:end-glue-point="3" svg:d="M6115 12589h811v-4446h811" svg:viewBox="0 0 1623 4447">
          <text:p/>
        </draw:connector>
        <draw:connector draw:style-name="gr92" draw:text-style-name="P3" draw:layer="layout" svg:x1="23.308cm" svg:y1="6.397cm" svg:x2="23.307cm" svg:y2="4.34cm" draw:start-shape="id93" draw:start-glue-point="0" draw:end-shape="id94" draw:end-glue-point="2" svg:d="M23308 6397v-1028h-1v-1029" svg:viewBox="0 0 2 2058">
          <text:p/>
        </draw:connector>
        <draw:connector draw:style-name="gr92" draw:text-style-name="P3" draw:layer="layout" svg:x1="20.215cm" svg:y1="12.589cm" svg:x2="23.308cm" svg:y2="7.985cm" draw:start-shape="id91" draw:start-glue-point="1" draw:end-shape="id93" draw:end-glue-point="2" svg:d="M20215 12589h3093v-4604" svg:viewBox="0 0 3094 4605">
          <text:p/>
        </draw:connector>
        <draw:connector draw:style-name="gr92" draw:text-style-name="P3" draw:layer="layout" svg:x1="21.396cm" svg:y1="2.746cm" svg:x2="14.175cm" svg:y2="2.739cm" draw:start-shape="id95" draw:start-glue-point="3" draw:end-shape="id89" draw:end-glue-point="1" svg:d="M21396 2746h-3610v-7h-3611" svg:viewBox="0 0 7222 8">
          <text:p/>
        </draw:connector>
        <draw:connector draw:style-name="gr92" draw:text-style-name="P3" draw:layer="layout" svg:x1="17.563cm" svg:y1="11.795cm" svg:x2="17.554cm" svg:y2="6.463cm" draw:start-shape="id91" draw:start-glue-point="0" svg:d="M17563 11795v-2916h-9v-2416" svg:viewBox="0 0 10 5333">
          <text:p/>
        </draw:connector>
        <draw:custom-shape draw:style-name="gr128" draw:text-style-name="P3" draw:layer="layout" svg:width="2.857cm" svg:height="1.81cm" svg:x="16.24cm" svg:y="4.81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connector draw:style-name="gr92" draw:text-style-name="P3" draw:layer="layout" svg:x1="3.575cm" svg:y1="6.715cm" svg:x2="3.575cm" svg:y2="11.795cm" draw:start-shape="id96" draw:start-glue-point="6" draw:end-shape="id92" draw:end-glue-point="0" svg:d="M3575 6715v5080" svg:viewBox="0 0 1 5081">
          <text:p/>
        </draw:connector>
        <draw:custom-shape draw:style-name="gr128" draw:text-style-name="P3" xml:id="id96" draw:id="id96" draw:layer="layout" svg:width="2.857cm" svg:height="1.81cm" svg:x="2.147cm" svg:y="4.905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page>
      <draw:page draw:name="page13" draw:style-name="dp1" draw:master-page-name="Default">
        <draw:custom-shape draw:style-name="gr129" draw:text-style-name="P62" draw:layer="layout" svg:width="16.51cm" svg:height="8.89cm" svg:x="6.063cm" svg:y="2.905cm">
          <text:p/>
          <draw:enhanced-geometry svg:viewBox="0 0 21600 21600" draw:type="rectangle" draw:enhanced-path="M 0 0 L 21600 0 21600 21600 0 21600 0 0 Z N"/>
        </draw:custom-shape>
        <draw:custom-shape draw:style-name="gr105" draw:text-style-name="P37" xml:id="id98" draw:id="id98" draw:layer="layout" svg:width="5.08cm" svg:height="1.588cm" svg:x="6.835cm" svg:y="9.267cm">
          <text:p text:style-name="P3">Interaction Servide</text:p>
          <draw:enhanced-geometry svg:viewBox="0 0 21600 21600" draw:mirror-horizontal="false" draw:mirror-vertical="false" draw:type="rectangle" draw:enhanced-path="M 0 0 L 21600 0 21600 21600 0 21600 0 0 Z N"/>
        </draw:custom-shape>
        <draw:custom-shape draw:style-name="gr123" draw:text-style-name="P37" xml:id="id99" draw:id="id99" draw:layer="layout" svg:width="5.303cm" svg:height="1.588cm" svg:x="17.287cm" svg:y="13.713cm">
          <text:p text:style-name="P3">Client</text:p>
          <draw:enhanced-geometry svg:viewBox="0 0 21600 21600" draw:type="rectangle" draw:enhanced-path="M 0 0 L 21600 0 21600 21600 0 21600 0 0 Z N"/>
        </draw:custom-shape>
        <draw:g draw:style-name="gr107">
          <draw:custom-shape draw:style-name="gr124" draw:text-style-name="P3" xml:id="id100" draw:id="id100" draw:layer="layout" svg:width="2.223cm" svg:height="1.588cm" svg:x="12.971cm" svg:y="3.87cm">
            <text:p/>
            <draw:enhanced-geometry svg:viewBox="0 0 21600 21600" draw:type="rectangle" draw:enhanced-path="M 0 0 L 21600 0 21600 21600 0 21600 0 0 Z N"/>
          </draw:custom-shape>
          <draw:custom-shape draw:style-name="gr124" draw:text-style-name="P3" draw:layer="layout" svg:width="2.223cm" svg:height="1.588cm" svg:x="13.171cm" svg:y="4.07cm">
            <text:p/>
            <draw:enhanced-geometry svg:viewBox="0 0 21600 21600" draw:type="rectangle" draw:enhanced-path="M 0 0 L 21600 0 21600 21600 0 21600 0 0 Z N"/>
          </draw:custom-shape>
          <draw:custom-shape draw:style-name="gr124" draw:text-style-name="P3" draw:layer="layout" svg:width="2.223cm" svg:height="1.588cm" svg:x="13.371cm" svg:y="4.27cm">
            <text:p/>
            <draw:enhanced-geometry svg:viewBox="0 0 21600 21600" draw:type="rectangle" draw:enhanced-path="M 0 0 L 21600 0 21600 21600 0 21600 0 0 Z N"/>
          </draw:custom-shape>
          <draw:custom-shape draw:style-name="gr124" draw:text-style-name="P3" draw:layer="layout" svg:width="2.223cm" svg:height="1.588cm" svg:x="13.571cm" svg:y="4.47cm">
            <text:p/>
            <draw:enhanced-geometry svg:viewBox="0 0 21600 21600" draw:type="rectangle" draw:enhanced-path="M 0 0 L 21600 0 21600 21600 0 21600 0 0 Z N"/>
          </draw:custom-shape>
          <draw:custom-shape draw:style-name="gr124" draw:text-style-name="P3" xml:id="id101" draw:id="id101" draw:layer="layout" svg:width="2.223cm" svg:height="1.588cm" svg:x="13.771cm" svg:y="4.67cm">
            <text:p/>
            <draw:enhanced-geometry svg:viewBox="0 0 21600 21600" draw:type="rectangle" draw:enhanced-path="M 0 0 L 21600 0 21600 21600 0 21600 0 0 Z N"/>
          </draw:custom-shape>
        </draw:g>
        <draw:g draw:style-name="gr107" xml:id="id97" draw:id="id97">
          <draw:custom-shape draw:style-name="gr125" draw:text-style-name="P3" draw:layer="layout" svg:width="2.222cm" svg:height="1.587cm" svg:x="8.283cm" svg:y="3.905cm">
            <text:p/>
            <draw:enhanced-geometry svg:viewBox="0 0 21600 21600" draw:type="rectangle" draw:enhanced-path="M 0 0 L 21600 0 21600 21600 0 21600 0 0 Z N"/>
          </draw:custom-shape>
          <draw:custom-shape draw:style-name="gr126" draw:text-style-name="P3" draw:layer="layout" svg:width="2.222cm" svg:height="0.635cm" svg:x="8.283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3" draw:layer="layout" svg:width="2.222cm" svg:height="0.635cm" svg:x="8.284cm" svg:y="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9.394cm" svg:y1="5.775cm" svg:x2="9.375cm" svg:y2="9.267cm" draw:start-shape="id97" draw:start-glue-point="2" draw:end-shape="id98" draw:end-glue-point="0" svg:d="M9394 5775v1746h-19v1746" svg:viewBox="0 0 20 3493">
          <text:p/>
        </draw:connector>
        <draw:connector draw:style-name="gr127" draw:text-style-name="P3" draw:layer="layout" svg:x1="17.287cm" svg:y1="14.507cm" svg:x2="9.375cm" svg:y2="10.855cm" draw:start-shape="id99" draw:start-glue-point="3" draw:end-shape="id98" draw:end-glue-point="2" svg:d="M17287 14507h-7912v-3652" svg:viewBox="0 0 7913 3653">
          <text:p/>
        </draw:connector>
        <draw:connector draw:style-name="gr92" draw:text-style-name="P3" draw:layer="layout" svg:x1="12.971cm" svg:y1="4.664cm" svg:x2="10.506cm" svg:y2="4.657cm" draw:start-shape="id100" draw:start-glue-point="3" draw:end-shape="id97" draw:end-glue-point="1" svg:d="M12971 4664h-1232v-7h-1233" svg:viewBox="0 0 2466 8">
          <text:p/>
        </draw:connector>
        <draw:connector draw:style-name="gr92" draw:text-style-name="P3" draw:layer="layout" svg:x1="19.938cm" svg:y1="13.713cm" svg:x2="19.929cm" svg:y2="8.381cm" draw:start-shape="id99" draw:start-glue-point="0" svg:d="M19938 13713v-2916h-9v-2416" svg:viewBox="0 0 10 5333">
          <text:p/>
        </draw:connector>
        <draw:custom-shape draw:style-name="gr128" draw:text-style-name="P3" draw:layer="layout" svg:width="2.857cm" svg:height="1.81cm" svg:x="18.615cm" svg:y="6.728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connector draw:style-name="gr92" draw:text-style-name="P3" draw:layer="layout" svg:x1="11.915cm" svg:y1="10.061cm" svg:x2="14.882cm" svg:y2="6.258cm" draw:start-shape="id98" draw:start-glue-point="1" draw:end-shape="id101" draw:end-glue-point="2" svg:d="M11915 10061h2967v-3803" svg:viewBox="0 0 2968 3804">
          <text:p/>
        </draw:connector>
      </draw:page>
      <draw:page draw:name="page14" draw:style-name="dp1" draw:master-page-name="Default">
        <draw:custom-shape draw:style-name="gr130" draw:text-style-name="P37" draw:layer="layout" svg:width="4.127cm" svg:height="1.905cm" svg:x="3.54cm" svg:y="1.635cm">
          <text:p text:style-name="P3">Senses</text:p>
          <draw:enhanced-geometry svg:viewBox="0 0 21600 21600" draw:type="rectangle" draw:enhanced-path="M 0 0 L 21600 0 21600 21600 0 21600 0 0 Z N"/>
        </draw:custom-shape>
        <draw:custom-shape draw:style-name="gr130" draw:text-style-name="P37" draw:layer="layout" svg:width="4.127cm" svg:height="1.905cm" svg:x="3.54cm" svg:y="4.775cm">
          <text:p text:style-name="P3">Server</text:p>
          <draw:enhanced-geometry svg:viewBox="0 0 21600 21600" draw:type="rectangle" draw:enhanced-path="M 0 0 L 21600 0 21600 21600 0 21600 0 0 Z N"/>
        </draw:custom-shape>
        <draw:custom-shape draw:style-name="gr130" draw:text-style-name="P37" draw:layer="layout" svg:width="4.127cm" svg:height="1.905cm" svg:x="21.868cm" svg:y="1.635cm">
          <text:p text:style-name="P3">Server</text:p>
          <draw:enhanced-geometry svg:viewBox="0 0 21600 21600" draw:type="rectangle" draw:enhanced-path="M 0 0 L 21600 0 21600 21600 0 21600 0 0 Z N"/>
        </draw:custom-shape>
        <draw:custom-shape draw:style-name="gr130" draw:text-style-name="P37" draw:layer="layout" svg:width="4.127cm" svg:height="1.905cm" svg:x="21.868cm" svg:y="4.775cm">
          <text:p text:style-name="P3">Senses</text:p>
          <draw:enhanced-geometry svg:viewBox="0 0 21600 21600" draw:type="rectangle" draw:enhanced-path="M 0 0 L 21600 0 21600 21600 0 21600 0 0 Z N"/>
        </draw:custom-shape>
        <draw:custom-shape draw:style-name="gr131" draw:text-style-name="P37" draw:layer="layout" svg:width="4.127cm" svg:height="2.857cm" svg:x="3.54cm" svg:y="7.985cm">
          <text:p text:style-name="P3">Target</text:p>
          <draw:enhanced-geometry svg:viewBox="0 0 21600 21600" draw:type="rectangle" draw:enhanced-path="M 0 0 L 21600 0 21600 21600 0 21600 0 0 Z N"/>
        </draw:custom-shape>
        <draw:custom-shape draw:style-name="gr131" draw:text-style-name="P37" draw:layer="layout" svg:width="4.127cm" svg:height="2.857cm" svg:x="21.868cm" svg:y="7.985cm">
          <text:p text:style-name="P3">Senses</text:p>
          <draw:enhanced-geometry svg:viewBox="0 0 21600 21600" draw:type="rectangle" draw:enhanced-path="M 0 0 L 21600 0 21600 21600 0 21600 0 0 Z N"/>
        </draw:custom-shape>
        <draw:frame draw:style-name="gr132" draw:text-style-name="P63" draw:layer="layout" svg:width="6.754cm" svg:height="2.621cm" svg:x="7.667cm" svg:y="1.317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frame draw:style-name="gr133" draw:text-style-name="P63" draw:layer="layout" svg:width="4.926cm" svg:height="1.199cm" svg:x="14.867cm" svg:y="1.318cm">
          <draw:text-box>
            <text:p><text:span text:style-name="T10">* Envia Transcripciones</text:span></text:p>
            <text:p><text:span text:style-name="T10">* Envia Audio original</text:span></text:p>
          </draw:text-box>
        </draw:frame>
        <draw:frame draw:style-name="gr132" draw:text-style-name="P63" draw:layer="layout" svg:width="6.754cm" svg:height="2.621cm" svg:x="7.667cm" svg:y="7.818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_20_large" draw:display-name="Arrow large" svg:viewBox="0 0 20 40" svg:d="M0 40l10-40 10 4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12-02T23:33:20.145000000</meta:creation-date>
    <dc:date>2025-08-05T19:27:42.816595500</dc:date>
    <meta:editing-duration>P1DT23H55M46S</meta:editing-duration>
    <meta:editing-cycles>58</meta:editing-cycles>
    <meta:generator>LibreOffice/25.2.4.3$Windows_X86_64 LibreOffice_project/33e196637044ead23f5c3226cde09b47731f7e27</meta:generator>
    <meta:document-statistic meta:object-count="404"/>
  </office:meta>
</office:document-meta>
</file>